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9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3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4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4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7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14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3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3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3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5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6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9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1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2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5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6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7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7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7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24T00:24:40.564280814</dc:date>
    <meta:editing-duration>P53DT6H21M2S</meta:editing-duration>
    <meta:editing-cycles>1308</meta:editing-cycles>
    <meta:generator>LibreOffice/5.1.6.2$Linux_X86_64 LibreOffice_project/10m0$Build-2</meta:generator>
    <dc:creator>James Petts</dc:creator>
    <meta:document-statistic meta:table-count="3" meta:cell-count="4221" meta:object-count="0"/>
  </office:meta>
</office:document-meta>
</file>